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76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 style:font-name="MathJax_Typewriter" fo:font-size="180pt" style:font-size-asian="180pt" style:font-size-complex="180pt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19cm" draw:transform="rotate (-3.14159265358979) translate (13.616cm 17.265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4.316cm 20.59cm)">
          <draw:text-box>
            <text:p text:style-name="P6"><text:span text:style-name="T3">1</text:span></text:p>
          </draw:text-box>
        </draw:frame>
        <draw:frame draw:style-name="gr5" draw:text-style-name="P8" draw:layer="layout" svg:width="6.966cm" svg:height="6.536cm" svg:x="-0.557cm" svg:y="-0.186cm">
          <draw:text-box>
            <text:p text:style-name="P6"><text:span text:style-name="T4">1</text:span></text:p>
          </draw:text-box>
        </draw:frame>
        <draw:frame draw:style-name="gr5" draw:text-style-name="P8" draw:layer="layout" svg:width="6.966cm" svg:height="6.536cm" svg:x="1.705cm" svg:y="-0.254cm">
          <draw:text-box>
            <text:p text:style-name="P6"><text:span text:style-name="T4">0</text:span></text:p>
          </draw:text-box>
        </draw:frame>
        <draw:frame draw:style-name="gr4" draw:text-style-name="P7" draw:layer="layout" svg:width="4.899cm" svg:height="6.724cm" draw:transform="rotate (-3.14159265358979) translate (11.995cm 20.667cm)">
          <draw:text-box>
            <text:p text:style-name="P6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6M30S</meta:editing-duration>
    <meta:editing-cycles>21</meta:editing-cycles>
    <meta:generator>LibreOffice/6.1.5.2$Linux_X86_64 LibreOffice_project/10$Build-2</meta:generator>
    <dc:date>2022-01-16T01:18:26.861125095</dc:date>
    <meta:document-statistic meta:object-count="7"/>
  </office:meta>
</office:document-meta>
</file>